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08cm"/>
    </style:style>
    <style:style style:name="gr3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468cm" fo:min-width="2.39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5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3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6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104cm"/>
    </style:style>
    <style:style style:name="gr10" style:family="graphic" style:parent-style-name="standard">
      <style:graphic-properties draw:fill="solid" draw:fill-color="#0000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4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53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288cm"/>
    </style:style>
    <style:style style:name="gr15" style:family="graphic" style:parent-style-name="standard">
      <style:graphic-properties draw:fill="solid" draw:fill-color="#b3b3b3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6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2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3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5.04cm"/>
    </style:style>
    <style:style style:name="gr2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1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8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309cm"/>
    </style:style>
    <style:style style:name="gr24" style:family="graphic" style:parent-style-name="standard">
      <style:graphic-properties svg:stroke-width="0.05cm" draw:fill="solid" draw:fill-color="#b3b3b3" draw:textarea-horizontal-align="center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draw:fill="solid" draw:fill-color="#ff0000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7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c0c0c0" fo:font-family="Arial" style:font-family-generic="swiss" style:font-pitch="variable" fo:font-size="8pt" fo:font-weight="normal" style:font-size-asian="24pt" style:font-size-complex="24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 style:font-size-asian="24pt" style:font-size-complex="24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4pt" fo:font-weight="bold" style:font-size-asian="24pt" style:font-size-complex="24pt"/>
    </style:style>
    <style:style style:name="P8" style:family="paragraph">
      <style:paragraph-properties fo:margin-left="0cm" fo:margin-right="0cm" fo:text-indent="0cm"/>
      <style:text-properties fo:font-family="Arial" style:font-family-generic="swiss" style:font-pitch="variable" fo:font-size="10.5pt" fo:font-weight="bold" style:font-size-asian="24pt" style:font-size-complex="24pt"/>
    </style:style>
    <style:style style:name="T1" style:family="text">
      <style:text-properties fo:color="#c0c0c0" fo:font-family="Arial" style:font-family-generic="swiss" style:font-pitch="variable" fo:font-size="8pt" fo:font-weight="normal" style:font-size-asian="24pt" style:font-size-complex="24pt"/>
    </style:style>
    <style:style style:name="T2" style:family="text">
      <style:text-properties fo:font-family="Arial" style:font-family-generic="swiss" style:font-pitch="variable" fo:font-size="12pt" fo:font-weight="bold" style:font-size-asian="24pt" style:font-size-complex="24pt"/>
    </style:style>
    <style:style style:name="T3" style:family="text">
      <style:text-properties fo:font-family="Arial" style:font-family-generic="swiss" style:font-pitch="variable" fo:font-size="14pt" fo:font-weight="bold" style:font-size-asian="24pt" style:font-size-complex="24pt"/>
    </style:style>
    <style:style style:name="T4" style:family="text">
      <style:text-properties fo:font-family="Arial" style:font-family-generic="swiss" style:font-pitch="variable" fo:font-size="10.5pt" fo:font-weight="bold" style:font-size-asian="24pt" style:font-size-complex="24pt"/>
    </style:style>
    <style:style style:name="T5" style:family="text">
      <style:text-properties fo:font-family="Arial" style:font-family-generic="swiss" style:font-pitch="variable" fo:font-size="9pt" fo:font-weight="bold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8cm" svg:height="14cm" svg:x="0.55cm" svg:y="0.55cm">
          <text:p/>
        </draw:rect>
        <draw:frame draw:style-name="gr2" draw:text-style-name="P2" draw:layer="layout" svg:width="0.054cm" svg:height="0.954cm" svg:x="1.353cm" svg:y="2.028cm">
          <draw:text-box>
            <text:p/>
          </draw:text-box>
        </draw:frame>
        <draw:frame draw:style-name="gr3" draw:text-style-name="P4" draw:layer="layout" svg:width="2.39cm" svg:height="0.468cm" svg:x="25.683cm" svg:y="13.951cm">
          <draw:text-box>
            <text:p text:style-name="P3"><text:span text:style-name="T1">Labore IT <text:s text:c="6"/>(JR)</text:span></text:p>
          </draw:text-box>
        </draw:frame>
        <draw:circle draw:style-name="gr4" draw:text-style-name="P1" draw:layer="layout" svg:width="1.2cm" svg:height="1.2cm" svg:x="1.73cm" svg:y="2.553cm">
          <text:p/>
        </draw:circle>
        <draw:circle draw:style-name="gr5" draw:text-style-name="P1" draw:layer="layout" svg:width="1.2cm" svg:height="1.2cm" svg:x="4.39cm" svg:y="2.553cm">
          <text:p/>
        </draw:circle>
        <draw:frame draw:style-name="gr6" draw:text-style-name="P6" draw:layer="layout" svg:width="1.564cm" svg:height="0.975cm" svg:x="1.579cm" svg:y="4.07cm">
          <draw:text-box>
            <text:p text:style-name="P3"><text:span text:style-name="T2">Analog-</text:span></text:p>
            <text:p text:style-name="P5"><text:span text:style-name="T2">GND</text:span></text:p>
          </draw:text-box>
        </draw:frame>
        <draw:frame draw:style-name="gr7" draw:text-style-name="P6" draw:layer="layout" svg:width="0.836cm" svg:height="0.488cm" svg:x="4.712cm" svg:y="4.147cm">
          <draw:text-box>
            <text:p text:style-name="P3"><text:span text:style-name="T2">DA0</text:span></text:p>
          </draw:text-box>
        </draw:frame>
        <draw:frame draw:style-name="gr8" draw:text-style-name="P7" draw:layer="layout" svg:width="2.686cm" svg:height="0.568cm" svg:x="1.73cm" svg:y="5.473cm">
          <draw:text-box>
            <text:p text:style-name="P3"><text:span text:style-name="T3">DIO A (Out)</text:span></text:p>
          </draw:text-box>
        </draw:frame>
        <draw:frame draw:style-name="gr9" draw:text-style-name="P8" draw:layer="layout" svg:width="4.104cm" svg:height="0.424cm" svg:x="1.25cm" svg:y="13.86cm">
          <draw:text-box>
            <text:p text:style-name="P3"><text:span text:style-name="T4">ME-4600 Anschlusspult</text:span></text:p>
          </draw:text-box>
        </draw:frame>
        <draw:frame draw:style-name="gr2" draw:text-style-name="P2" draw:layer="layout" svg:width="0.054cm" svg:height="0.954cm" svg:x="1.353cm" svg:y="5.028cm">
          <draw:text-box>
            <text:p/>
          </draw:text-box>
        </draw:frame>
        <draw:circle draw:style-name="gr4" draw:text-style-name="P1" draw:layer="layout" svg:width="1.2cm" svg:height="1.2cm" svg:x="1.727cm" svg:y="6.553cm">
          <text:p/>
        </draw:circle>
        <draw:circle draw:style-name="gr10" draw:text-style-name="P1" draw:layer="layout" svg:width="1.2cm" svg:height="1.2cm" svg:x="4.387cm" svg:y="6.553cm">
          <text:p/>
        </draw:circle>
        <draw:frame draw:style-name="gr11" draw:text-style-name="P6" draw:layer="layout" svg:width="0.942cm" svg:height="0.488cm" svg:x="1.917cm" svg:y="8.147cm">
          <draw:text-box>
            <text:p text:style-name="P3"><text:span text:style-name="T2">GND</text:span></text:p>
          </draw:text-box>
        </draw:frame>
        <draw:frame draw:style-name="gr12" draw:text-style-name="P6" draw:layer="layout" svg:width="0.531cm" svg:height="0.488cm" svg:x="6.71cm" svg:y="8.15cm">
          <draw:text-box>
            <text:p text:style-name="P3"><text:span text:style-name="T2">A1</text:span></text:p>
          </draw:text-box>
        </draw:frame>
        <draw:frame draw:style-name="gr2" draw:text-style-name="P2" draw:layer="layout" svg:width="0.054cm" svg:height="0.954cm" svg:x="1.35cm" svg:y="9.028cm">
          <draw:text-box>
            <text:p/>
          </draw:text-box>
        </draw:frame>
        <draw:circle draw:style-name="gr4" draw:text-style-name="P1" draw:layer="layout" svg:width="1.2cm" svg:height="1.2cm" svg:x="1.73cm" svg:y="10.553cm">
          <text:p/>
        </draw:circle>
        <draw:circle draw:style-name="gr10" draw:text-style-name="P1" draw:layer="layout" svg:width="1.2cm" svg:height="1.2cm" svg:x="4.39cm" svg:y="10.553cm">
          <text:p/>
        </draw:circle>
        <draw:frame draw:style-name="gr11" draw:text-style-name="P6" draw:layer="layout" svg:width="0.942cm" svg:height="0.488cm" svg:x="1.92cm" svg:y="12.147cm">
          <draw:text-box>
            <text:p text:style-name="P3"><text:span text:style-name="T2">GND</text:span></text:p>
          </draw:text-box>
        </draw:frame>
        <draw:frame draw:style-name="gr13" draw:text-style-name="P6" draw:layer="layout" svg:width="0.544cm" svg:height="0.488cm" svg:x="6.713cm" svg:y="12.15cm">
          <draw:text-box>
            <text:p text:style-name="P3"><text:span text:style-name="T2">B1</text:span></text:p>
          </draw:text-box>
        </draw:frame>
        <draw:circle draw:style-name="gr5" draw:text-style-name="P1" draw:layer="layout" svg:width="1.2cm" svg:height="1.2cm" svg:x="6.39cm" svg:y="2.553cm">
          <text:p/>
        </draw:circle>
        <draw:frame draw:style-name="gr7" draw:text-style-name="P6" draw:layer="layout" svg:width="0.836cm" svg:height="0.488cm" svg:x="6.712cm" svg:y="4.147cm">
          <draw:text-box>
            <text:p text:style-name="P3"><text:span text:style-name="T2">DA1</text:span></text:p>
          </draw:text-box>
        </draw:frame>
        <draw:circle draw:style-name="gr10" draw:text-style-name="P1" draw:layer="layout" svg:width="1.2cm" svg:height="1.2cm" svg:x="6.387cm" svg:y="6.553cm">
          <text:p/>
        </draw:circle>
        <draw:frame draw:style-name="gr12" draw:text-style-name="P6" draw:layer="layout" svg:width="0.531cm" svg:height="0.488cm" svg:x="8.71cm" svg:y="8.15cm">
          <draw:text-box>
            <text:p text:style-name="P3"><text:span text:style-name="T2">A2</text:span></text:p>
          </draw:text-box>
        </draw:frame>
        <draw:circle draw:style-name="gr10" draw:text-style-name="P1" draw:layer="layout" svg:width="1.2cm" svg:height="1.2cm" svg:x="6.39cm" svg:y="10.553cm">
          <text:p/>
        </draw:circle>
        <draw:frame draw:style-name="gr13" draw:text-style-name="P6" draw:layer="layout" svg:width="0.544cm" svg:height="0.488cm" svg:x="8.713cm" svg:y="12.15cm">
          <draw:text-box>
            <text:p text:style-name="P3"><text:span text:style-name="T2">B2</text:span></text:p>
          </draw:text-box>
        </draw:frame>
        <draw:circle draw:style-name="gr10" draw:text-style-name="P1" draw:layer="layout" svg:width="1.2cm" svg:height="1.2cm" svg:x="8.387cm" svg:y="6.553cm">
          <text:p/>
        </draw:circle>
        <draw:frame draw:style-name="gr12" draw:text-style-name="P6" draw:layer="layout" svg:width="0.531cm" svg:height="0.488cm" svg:x="10.71cm" svg:y="8.15cm">
          <draw:text-box>
            <text:p text:style-name="P3"><text:span text:style-name="T2">A3</text:span></text:p>
          </draw:text-box>
        </draw:frame>
        <draw:circle draw:style-name="gr10" draw:text-style-name="P1" draw:layer="layout" svg:width="1.2cm" svg:height="1.2cm" svg:x="8.39cm" svg:y="10.553cm">
          <text:p/>
        </draw:circle>
        <draw:frame draw:style-name="gr13" draw:text-style-name="P6" draw:layer="layout" svg:width="0.544cm" svg:height="0.488cm" svg:x="10.713cm" svg:y="12.15cm">
          <draw:text-box>
            <text:p text:style-name="P3"><text:span text:style-name="T2">B3</text:span></text:p>
          </draw:text-box>
        </draw:frame>
        <draw:circle draw:style-name="gr10" draw:text-style-name="P1" draw:layer="layout" svg:width="1.2cm" svg:height="1.2cm" svg:x="10.387cm" svg:y="6.553cm">
          <text:p/>
        </draw:circle>
        <draw:frame draw:style-name="gr12" draw:text-style-name="P6" draw:layer="layout" svg:width="0.531cm" svg:height="0.488cm" svg:x="12.71cm" svg:y="8.15cm">
          <draw:text-box>
            <text:p text:style-name="P3"><text:span text:style-name="T2">A4</text:span></text:p>
          </draw:text-box>
        </draw:frame>
        <draw:circle draw:style-name="gr10" draw:text-style-name="P1" draw:layer="layout" svg:width="1.2cm" svg:height="1.2cm" svg:x="10.39cm" svg:y="10.553cm">
          <text:p/>
        </draw:circle>
        <draw:frame draw:style-name="gr13" draw:text-style-name="P6" draw:layer="layout" svg:width="1.34cm" svg:height="0.861cm" svg:x="12.713cm" svg:y="12.15cm">
          <draw:text-box>
            <text:p text:style-name="P3"><text:span text:style-name="T2">B4</text:span></text:p>
            <text:p text:style-name="P3"><text:span text:style-name="T5">DA0-Trig</text:span></text:p>
          </draw:text-box>
        </draw:frame>
        <draw:circle draw:style-name="gr10" draw:text-style-name="P1" draw:layer="layout" svg:width="1.2cm" svg:height="1.2cm" svg:x="12.387cm" svg:y="6.553cm">
          <text:p/>
        </draw:circle>
        <draw:frame draw:style-name="gr12" draw:text-style-name="P6" draw:layer="layout" svg:width="0.531cm" svg:height="0.488cm" svg:x="14.71cm" svg:y="8.15cm">
          <draw:text-box>
            <text:p text:style-name="P3"><text:span text:style-name="T2">A5</text:span></text:p>
          </draw:text-box>
        </draw:frame>
        <draw:circle draw:style-name="gr10" draw:text-style-name="P1" draw:layer="layout" svg:width="1.2cm" svg:height="1.2cm" svg:x="12.39cm" svg:y="10.553cm">
          <text:p/>
        </draw:circle>
        <draw:frame draw:style-name="gr13" draw:text-style-name="P6" draw:layer="layout" svg:width="1.34cm" svg:height="0.861cm" svg:x="14.713cm" svg:y="12.15cm">
          <draw:text-box>
            <text:p text:style-name="P3"><text:span text:style-name="T2">B5</text:span></text:p>
            <text:p text:style-name="P3"><text:span text:style-name="T5">DA1-Trig</text:span></text:p>
          </draw:text-box>
        </draw:frame>
        <draw:circle draw:style-name="gr10" draw:text-style-name="P1" draw:layer="layout" svg:width="1.2cm" svg:height="1.2cm" svg:x="14.387cm" svg:y="6.553cm">
          <text:p/>
        </draw:circle>
        <draw:frame draw:style-name="gr12" draw:text-style-name="P6" draw:layer="layout" svg:width="0.531cm" svg:height="0.488cm" svg:x="16.71cm" svg:y="8.15cm">
          <draw:text-box>
            <text:p text:style-name="P3"><text:span text:style-name="T2">A6</text:span></text:p>
          </draw:text-box>
        </draw:frame>
        <draw:circle draw:style-name="gr10" draw:text-style-name="P1" draw:layer="layout" svg:width="1.2cm" svg:height="1.2cm" svg:x="14.39cm" svg:y="10.553cm">
          <text:p/>
        </draw:circle>
        <draw:frame draw:style-name="gr13" draw:text-style-name="P6" draw:layer="layout" svg:width="1.162cm" svg:height="0.861cm" svg:x="16.713cm" svg:y="12.15cm">
          <draw:text-box>
            <text:p text:style-name="P3"><text:span text:style-name="T2">B6</text:span></text:p>
            <text:p text:style-name="P3"><text:span text:style-name="T5">AD-Trig</text:span></text:p>
          </draw:text-box>
        </draw:frame>
        <draw:circle draw:style-name="gr5" draw:text-style-name="P1" draw:layer="layout" svg:width="1.2cm" svg:height="1.2cm" svg:x="16.39cm" svg:y="2.553cm">
          <text:p/>
        </draw:circle>
        <draw:frame draw:style-name="gr7" draw:text-style-name="P6" draw:layer="layout" svg:width="0.836cm" svg:height="0.488cm" svg:x="16.712cm" svg:y="4.147cm">
          <draw:text-box>
            <text:p text:style-name="P3"><text:span text:style-name="T2">AD2</text:span></text:p>
          </draw:text-box>
        </draw:frame>
        <draw:circle draw:style-name="gr10" draw:text-style-name="P1" draw:layer="layout" svg:width="1.2cm" svg:height="1.2cm" svg:x="16.387cm" svg:y="6.553cm">
          <text:p/>
        </draw:circle>
        <draw:frame draw:style-name="gr12" draw:text-style-name="P6" draw:layer="layout" svg:width="0.531cm" svg:height="0.488cm" svg:x="18.71cm" svg:y="8.15cm">
          <draw:text-box>
            <text:p text:style-name="P3"><text:span text:style-name="T2">A7</text:span></text:p>
          </draw:text-box>
        </draw:frame>
        <draw:circle draw:style-name="gr10" draw:text-style-name="P1" draw:layer="layout" svg:width="1.2cm" svg:height="1.2cm" svg:x="16.39cm" svg:y="10.553cm">
          <text:p/>
        </draw:circle>
        <draw:frame draw:style-name="gr13" draw:text-style-name="P6" draw:layer="layout" svg:width="1.238cm" svg:height="0.861cm" svg:x="18.713cm" svg:y="12.15cm">
          <draw:text-box>
            <text:p text:style-name="P3"><text:span text:style-name="T2">B7</text:span></text:p>
            <text:p text:style-name="P3"><text:span text:style-name="T5">Ext. IRQ</text:span></text:p>
          </draw:text-box>
        </draw:frame>
        <draw:circle draw:style-name="gr5" draw:text-style-name="P1" draw:layer="layout" svg:width="1.2cm" svg:height="1.2cm" svg:x="18.39cm" svg:y="2.553cm">
          <text:p/>
        </draw:circle>
        <draw:frame draw:style-name="gr7" draw:text-style-name="P6" draw:layer="layout" svg:width="0.836cm" svg:height="0.488cm" svg:x="18.712cm" svg:y="4.147cm">
          <draw:text-box>
            <text:p text:style-name="P3"><text:span text:style-name="T2">AD3</text:span></text:p>
          </draw:text-box>
        </draw:frame>
        <draw:circle draw:style-name="gr10" draw:text-style-name="P1" draw:layer="layout" svg:width="1.2cm" svg:height="1.2cm" svg:x="18.387cm" svg:y="6.553cm">
          <text:p/>
        </draw:circle>
        <draw:circle draw:style-name="gr10" draw:text-style-name="P1" draw:layer="layout" svg:width="1.2cm" svg:height="1.2cm" svg:x="18.39cm" svg:y="10.553cm">
          <text:p/>
        </draw:circle>
        <draw:frame draw:style-name="gr14" draw:text-style-name="P7" draw:layer="layout" svg:width="2.288cm" svg:height="0.568cm" svg:x="1.73cm" svg:y="9.473cm">
          <draw:text-box>
            <text:p text:style-name="P3"><text:span text:style-name="T3">DIO B (In)</text:span></text:p>
          </draw:text-box>
        </draw:frame>
        <draw:rect draw:style-name="gr15" draw:text-style-name="P1" draw:layer="layout" svg:width="1.7cm" svg:height="1.7cm" svg:x="22.14cm" svg:y="2.303cm">
          <text:p/>
        </draw:rect>
        <draw:rect draw:style-name="gr15" draw:text-style-name="P1" draw:layer="layout" svg:width="1.7cm" svg:height="1.7cm" svg:x="25.14cm" svg:y="2.303cm">
          <text:p/>
        </draw:rect>
        <draw:circle draw:style-name="gr4" draw:text-style-name="P1" draw:layer="layout" svg:width="1.2cm" svg:height="1.2cm" svg:x="9.79cm" svg:y="2.553cm">
          <text:p/>
        </draw:circle>
        <draw:circle draw:style-name="gr5" draw:text-style-name="P1" draw:layer="layout" svg:width="1.2cm" svg:height="1.2cm" svg:x="12.39cm" svg:y="2.553cm">
          <text:p/>
        </draw:circle>
        <draw:frame draw:style-name="gr7" draw:text-style-name="P6" draw:layer="layout" svg:width="0.836cm" svg:height="0.488cm" svg:x="12.712cm" svg:y="4.147cm">
          <draw:text-box>
            <text:p text:style-name="P3"><text:span text:style-name="T2">AD0</text:span></text:p>
          </draw:text-box>
        </draw:frame>
        <draw:frame draw:style-name="gr6" draw:text-style-name="P6" draw:layer="layout" svg:width="1.564cm" svg:height="0.975cm" svg:x="9.68cm" svg:y="4.07cm">
          <draw:text-box>
            <text:p text:style-name="P3"><text:span text:style-name="T2">Analog-</text:span></text:p>
            <text:p text:style-name="P5"><text:span text:style-name="T2">GND</text:span></text:p>
          </draw:text-box>
        </draw:frame>
        <draw:circle draw:style-name="gr5" draw:text-style-name="P1" draw:layer="layout" svg:width="1.2cm" svg:height="1.2cm" svg:x="14.39cm" svg:y="2.553cm">
          <text:p/>
        </draw:circle>
        <draw:frame draw:style-name="gr7" draw:text-style-name="P6" draw:layer="layout" svg:width="0.836cm" svg:height="0.488cm" svg:x="14.712cm" svg:y="4.147cm">
          <draw:text-box>
            <text:p text:style-name="P3"><text:span text:style-name="T2">AD1</text:span></text:p>
          </draw:text-box>
        </draw:frame>
        <draw:frame draw:style-name="gr16" draw:text-style-name="P7" draw:layer="layout" svg:width="2.652cm" svg:height="0.568cm" svg:x="1.73cm" svg:y="1.473cm">
          <draw:text-box>
            <text:p text:style-name="P3"><text:span text:style-name="T3">Analog Out</text:span></text:p>
          </draw:text-box>
        </draw:frame>
        <draw:frame draw:style-name="gr17" draw:text-style-name="P7" draw:layer="layout" svg:width="2.254cm" svg:height="0.568cm" svg:x="9.79cm" svg:y="1.473cm">
          <draw:text-box>
            <text:p text:style-name="P3"><text:span text:style-name="T3">Analog In</text:span></text:p>
          </draw:text-box>
        </draw:frame>
        <draw:frame draw:style-name="gr18" draw:text-style-name="P6" draw:layer="layout" svg:width="1.547cm" svg:height="0.488cm" svg:x="22.14cm" svg:y="4.146cm">
          <draw:text-box>
            <text:p text:style-name="P3"><text:span text:style-name="T2">AD 4/16</text:span></text:p>
          </draw:text-box>
        </draw:frame>
        <draw:frame draw:style-name="gr18" draw:text-style-name="P6" draw:layer="layout" svg:width="1.547cm" svg:height="0.488cm" svg:x="25.14cm" svg:y="4.146cm">
          <draw:text-box>
            <text:p text:style-name="P3"><text:span text:style-name="T2">AD 5/17</text:span></text:p>
          </draw:text-box>
        </draw:frame>
        <draw:frame draw:style-name="gr19" draw:text-style-name="P7" draw:layer="layout" svg:width="5.04cm" svg:height="0.568cm" svg:x="22.14cm" svg:y="1.473cm">
          <draw:text-box>
            <text:p text:style-name="P3"><text:span text:style-name="T3">Analog In</text:span></text:p>
          </draw:text-box>
        </draw:frame>
        <draw:frame draw:style-name="gr20" draw:text-style-name="P1" draw:layer="layout" svg:width="3cm" svg:height="1.1cm" svg:x="25.387cm" svg:y="12.871cm">
          <draw:image xlink:href="../../../../_Arbeitsplatz-Organisation/FH-Logo.gif" xlink:type="simple" xlink:show="embed" xlink:actuate="onLoad">
            <text:p/>
          </draw:image>
        </draw:frame>
        <draw:circle draw:style-name="gr10" draw:text-style-name="P1" draw:layer="layout" svg:width="1.2cm" svg:height="1.2cm" svg:x="22.09cm" svg:y="6.553cm">
          <text:p/>
        </draw:circle>
        <draw:frame draw:style-name="gr21" draw:text-style-name="P6" draw:layer="layout" svg:width="1.166cm" svg:height="0.488cm" svg:x="22.13cm" svg:y="8.147cm">
          <draw:text-box>
            <text:p text:style-name="P3"><text:span text:style-name="T2">GATE</text:span></text:p>
          </draw:text-box>
        </draw:frame>
        <draw:circle draw:style-name="gr10" draw:text-style-name="P1" draw:layer="layout" svg:width="1.2cm" svg:height="1.2cm" svg:x="22.093cm" svg:y="10.553cm">
          <text:p/>
        </draw:circle>
        <draw:circle draw:style-name="gr10" draw:text-style-name="P1" draw:layer="layout" svg:width="1.2cm" svg:height="1.2cm" svg:x="24.09cm" svg:y="6.553cm">
          <text:p/>
        </draw:circle>
        <draw:frame draw:style-name="gr22" draw:text-style-name="P6" draw:layer="layout" svg:width="0.87cm" svg:height="0.488cm" svg:x="24.342cm" svg:y="8.147cm">
          <draw:text-box>
            <text:p text:style-name="P3"><text:span text:style-name="T2">CLK</text:span></text:p>
          </draw:text-box>
        </draw:frame>
        <draw:circle draw:style-name="gr10" draw:text-style-name="P1" draw:layer="layout" svg:width="1.2cm" svg:height="1.2cm" svg:x="24.093cm" svg:y="10.553cm">
          <text:p/>
        </draw:circle>
        <draw:frame draw:style-name="gr23" draw:text-style-name="P7" draw:layer="layout" svg:width="2.309cm" svg:height="0.568cm" svg:x="22.16cm" svg:y="5.473cm">
          <draw:text-box>
            <text:p text:style-name="P3"><text:span text:style-name="T3">Counter 0</text:span></text:p>
          </draw:text-box>
        </draw:frame>
        <draw:frame draw:style-name="gr21" draw:text-style-name="P6" draw:layer="layout" svg:width="1.166cm" svg:height="0.488cm" svg:x="22.13cm" svg:y="12.147cm">
          <draw:text-box>
            <text:p text:style-name="P3"><text:span text:style-name="T2">GATE</text:span></text:p>
          </draw:text-box>
        </draw:frame>
        <draw:frame draw:style-name="gr22" draw:text-style-name="P6" draw:layer="layout" svg:width="0.87cm" svg:height="0.488cm" svg:x="24.342cm" svg:y="12.147cm">
          <draw:text-box>
            <text:p text:style-name="P3"><text:span text:style-name="T2">CLK</text:span></text:p>
          </draw:text-box>
        </draw:frame>
        <draw:frame draw:style-name="gr23" draw:text-style-name="P7" draw:layer="layout" svg:width="2.309cm" svg:height="0.568cm" svg:x="22.16cm" svg:y="9.473cm">
          <draw:text-box>
            <text:p text:style-name="P3"><text:span text:style-name="T3">Counter 1</text:span></text:p>
          </draw:text-box>
        </draw:frame>
        <draw:line draw:style-name="gr24" draw:text-style-name="P1" draw:layer="layout" svg:x1="1.756cm" svg:y1="5.4cm" svg:x2="19.641cm" svg:y2="5.4cm">
          <text:p/>
        </draw:line>
        <draw:line draw:style-name="gr24" draw:text-style-name="P1" draw:layer="layout" svg:x1="1.756cm" svg:y1="9.4cm" svg:x2="19.641cm" svg:y2="9.4cm">
          <text:p/>
        </draw:line>
        <draw:line draw:style-name="gr24" draw:text-style-name="P1" draw:layer="layout" svg:x1="1.756cm" svg:y1="1.4cm" svg:x2="7.556cm" svg:y2="1.4cm">
          <text:p/>
        </draw:line>
        <draw:line draw:style-name="gr24" draw:text-style-name="P1" draw:layer="layout" svg:x1="9.756cm" svg:y1="1.4cm" svg:x2="19.636cm" svg:y2="1.4cm">
          <text:p/>
        </draw:line>
        <draw:line draw:style-name="gr24" draw:text-style-name="P1" draw:layer="layout" svg:x1="22.18cm" svg:y1="1.403cm" svg:x2="27.18cm" svg:y2="1.403cm">
          <text:p/>
        </draw:line>
        <draw:line draw:style-name="gr24" draw:text-style-name="P1" draw:layer="layout" svg:x1="22.18cm" svg:y1="5.403cm" svg:x2="27.78cm" svg:y2="5.403cm">
          <text:p/>
        </draw:line>
        <draw:circle draw:style-name="gr25" draw:text-style-name="P1" draw:layer="layout" svg:width="1.2cm" svg:height="1.2cm" svg:x="26.593cm" svg:y="10.553cm">
          <text:p/>
        </draw:circle>
        <draw:frame draw:style-name="gr26" draw:text-style-name="P6" draw:layer="layout" svg:width="0.895cm" svg:height="0.488cm" svg:x="26.842cm" svg:y="12.147cm">
          <draw:text-box>
            <text:p text:style-name="P3"><text:span text:style-name="T2">OUT</text:span></text:p>
          </draw:text-box>
        </draw:frame>
        <draw:frame draw:style-name="gr12" draw:text-style-name="P6" draw:layer="layout" svg:width="0.531cm" svg:height="0.488cm" svg:x="4.71cm" svg:y="8.15cm">
          <draw:text-box>
            <text:p text:style-name="P3"><text:span text:style-name="T2">A0</text:span></text:p>
          </draw:text-box>
        </draw:frame>
        <draw:frame draw:style-name="gr13" draw:text-style-name="P6" draw:layer="layout" svg:width="0.544cm" svg:height="0.488cm" svg:x="4.713cm" svg:y="12.15cm">
          <draw:text-box>
            <text:p text:style-name="P3"><text:span text:style-name="T2">B0</text:span></text:p>
          </draw:text-box>
        </draw:frame>
        <draw:circle draw:style-name="gr25" draw:text-style-name="P1" draw:layer="layout" svg:width="1.2cm" svg:height="1.2cm" svg:x="26.593cm" svg:y="6.553cm">
          <text:p/>
        </draw:circle>
        <draw:frame draw:style-name="gr26" draw:text-style-name="P6" draw:layer="layout" svg:width="0.895cm" svg:height="0.488cm" svg:x="26.842cm" svg:y="8.147cm">
          <draw:text-box>
            <text:p text:style-name="P3"><text:span text:style-name="T2">OUT</text:span></text:p>
          </draw:text-box>
        </draw:frame>
        <draw:line draw:style-name="gr24" draw:text-style-name="P1" draw:layer="layout" svg:x1="22.18cm" svg:y1="9.403cm" svg:x2="27.78cm" svg:y2="9.403cm">
          <text:p/>
        </draw:lin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5cm" fo:margin-bottom="0.588cm" fo:margin-left="0.55cm" fo:margin-right="0.57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05-09-22T10:41:41</meta:creation-date>
    <dc:date>2005-09-26T09:37:59</dc:date>
    <meta:print-date>2005-09-23T11:01:23</meta:print-date>
    <dc:language>de-DE</dc:language>
    <meta:editing-cycles>11</meta:editing-cycles>
    <meta:editing-duration>PT9H18M12S</meta:editing-duration>
    <meta:document-statistic meta:object-count="89"/>
    <meta:user-defined meta:name="Info 1"/>
    <meta:user-defined meta:name="Info 2"/>
    <meta:user-defined meta:name="Info 3"/>
    <meta:user-defined meta:name="Info 4"/>
  </office:meta>
</office:document-meta>
</file>